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Text_20_body" style:list-style-name="L3"/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Preformatted_20_Text">
      <style:paragraph-properties style:writing-mode="lr-tb"/>
    </style:style>
    <style:style style:name="P12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tion des Tests du Projet</text:h>
      <text:p text:style-name="Horizontal_20_Line"/>
      <text:h text:style-name="Heading_20_2" text:outline-level="2">1. Introduction</text:h>
      <text:p text:style-name="Text_20_body">Ce document décrit la stratégie de tests mise en place pour assurer la qualité et la robustesse de l'application web.<text:line-break/>Il détaille l’environnement de test, les instructions pour exécuter les tests, et l’obtention du rapport de couverture de code.</text:p>
      <text:p text:style-name="Horizontal_20_Line"/>
      <text:h text:style-name="Heading_20_2" text:outline-level="2">2. Objectifs des Tests</text:h>
      <text:list text:style-name="L1">
        <text:list-item>
          <text:p text:style-name="P1">Valider le fonctionnement du back-end Flask (routes, logique métier, sécurité).</text:p>
        </text:list-item>
        <text:list-item>
          <text:p text:style-name="P1">Vérifier les fonctionnalités principales (panier, paiement, gestion des événements).</text:p>
        </text:list-item>
        <text:list-item>
          <text:p text:style-name="P1">Assurer que les opérations critiques (ajout/suppression du panier, checkout, accès admin) fonctionnent correctement.</text:p>
        </text:list-item>
        <text:list-item>
          <text:p text:style-name="P1">Garantir un taux de couverture de code élevé pour détecter le code non testé.</text:p>
        </text:list-item>
        <text:list-item>
          <text:p text:style-name="P1">Confirmer la sécurité, notamment les accès restreints (ex: page admin).</text:p>
        </text:list-item>
      </text:list>
      <text:p text:style-name="Horizontal_20_Line"/>
      <text:h text:style-name="Heading_20_2" text:outline-level="2">3. Environnement de Test</text:h>
      <text:h text:style-name="Heading_20_3" text:outline-level="3">Prérequis</text:h>
      <text:list text:style-name="L2">
        <text:list-item>
          <text:p text:style-name="P2">Python 3.8+ installé</text:p>
        </text:list-item>
        <text:list-item>
          <text:p text:style-name="P2">Base de données SQLite ou autre configurée en mode test (isolée du prod)</text:p>
        </text:list-item>
        <text:list-item>
          <text:p text:style-name="P2">Librairies Python installées (<text:span text:style-name="Source_20_Text">requirements.txt</text:span>) dont :</text:p>
          <text:list>
            <text:list-item>
              <text:p text:style-name="P2">Flask</text:p>
            </text:list-item>
            <text:list-item>
              <text:p text:style-name="P2">Flask-Login</text:p>
            </text:list-item>
            <text:list-item>
              <text:p text:style-name="P2">Flask-SQLAlchemy</text:p>
            </text:list-item>
            <text:list-item>
              <text:p text:style-name="P2">pytest</text:p>
            </text:list-item>
            <text:list-item>
              <text:p text:style-name="P2">coverage</text:p>
            </text:list-item>
            <text:list-item>
              <text:p text:style-name="P2">bcrypt</text:p>
            </text:list-item>
            <text:list-item>
              <text:p text:style-name="P2">requests (si besoin)</text:p>
            </text:list-item>
            <text:list-item>
              <text:p text:style-name="P2">Stripe (pour test paiement)</text:p>
            </text:list-item>
          </text:list>
        </text:list-item>
      </text:list>
      <text:h text:style-name="Heading_20_3" text:outline-level="3"><text:soft-page-break/>Installation des dépendances</text:h>
      <text:p text:style-name="Preformatted_20_Text"/>
      <text:p text:style-name="P3"><text:span text:style-name="Source_20_Text">pip install -r requirements.txt</text:span></text:p>
      <text:p text:style-name="Horizontal_20_Line"/>
      <text:h text:style-name="Heading_20_2" text:outline-level="2">4. Organisation des Tests</text:h>
      <text:list text:style-name="L3">
        <text:list-item>
          <text:p text:style-name="P4">Les tests sont organisés dans le dossier <text:span text:style-name="Source_20_Text">tests/</text:span>.</text:p>
        </text:list-item>
        <text:list-item>
          <text:p text:style-name="P4">Chaque fichier teste un aspect particulier (authentification, panier, paiement, routes simples, sécurité, etc.).</text:p>
        </text:list-item>
        <text:list-item>
          <text:p text:style-name="P4">Utilisation de <text:span text:style-name="Source_20_Text">pytest</text:span> pour lancer les tests.</text:p>
        </text:list-item>
        <text:list-item>
          <text:p text:style-name="P4">Fixtures définies dans <text:span text:style-name="Source_20_Text">tests/conftest.py</text:span> pour fournir un client Flask, utilisateurs, événements, etc.</text:p>
        </text:list-item>
      </text:list>
      <text:p text:style-name="Horizontal_20_Line"/>
      <text:h text:style-name="Heading_20_2" text:outline-level="2">5. Commandes Utiles</text:h>
      <text:h text:style-name="Heading_20_3" text:outline-level="3">5.1 Lancer tous les tests</text:h>
      <text:p text:style-name="Preformatted_20_Text"/>
      <text:p text:style-name="P3"><text:span text:style-name="Source_20_Text">pytest --disable-warnings -v</text:span></text:p>
      <text:h text:style-name="Heading_20_3" text:outline-level="3">5.2 Lancer un test spécifique</text:h>
      <text:p text:style-name="Preformatted_20_Text"/>
      <text:p text:style-name="P3"><text:span text:style-name="Source_20_Text">pytest tests/test_nom_du_test.py::test_nom_de_fonction</text:span></text:p>
      <text:h text:style-name="Heading_20_3" text:outline-level="3">5.3 Lancer les tests avec rapport de couverture</text:h>
      <text:p text:style-name="Preformatted_20_Text"/>
      <text:p text:style-name="P5"><text:span text:style-name="Source_20_Text">coverage run -m pytest</text:span></text:p>
      <text:p text:style-name="P6"><text:span text:style-name="Source_20_Text">coverage report -m</text:span></text:p>
      <text:h text:style-name="Heading_20_3" text:outline-level="3">5.4 Générer un rapport HTML de couverture</text:h>
      <text:p text:style-name="Preformatted_20_Text"/>
      <text:p text:style-name="P3"><text:span text:style-name="Source_20_Text">coverage html</text:span></text:p>
      <text:p text:style-name="Text_20_body">Puis ouvrir <text:span text:style-name="Source_20_Text">htmlcov/index.html</text:span> dans un navigateur pour visualiser.</text:p>
      <text:p text:style-name="Horizontal_20_Line"/>
      <text:h text:style-name="Heading_20_2" text:outline-level="2">6. Stratégie de Tests</text:h>
      <text:h text:style-name="Heading_20_3" text:outline-level="3">6.1 Tests fonctionnels</text:h>
      <text:list text:style-name="L4">
        <text:list-item>
          <text:p text:style-name="P7">Ajout d’items dans le panier via requêtes JSON (AJAX simulé).</text:p>
        </text:list-item>
        <text:list-item>
          <text:p text:style-name="P7">Suppression d’items du panier.</text:p>
        </text:list-item>
        <text:list-item>
          <text:p text:style-name="P7"><text:soft-page-break/>Vidage complet du panier.</text:p>
        </text:list-item>
        <text:list-item>
          <text:p text:style-name="P7">Passage à la caisse avec interaction Stripe (mocké).</text:p>
        </text:list-item>
        <text:list-item>
          <text:p text:style-name="P7">Confirmation de paiement et création de billets.</text:p>
        </text:list-item>
        <text:list-item>
          <text:p text:style-name="P7">Accès sécurisé à la page <text:span text:style-name="Source_20_Text">admin</text:span> réservé aux administrateurs.</text:p>
        </text:list-item>
        <text:list-item>
          <text:p text:style-name="P7">Gestion des événements (CRUD) via les routes protégées.</text:p>
        </text:list-item>
      </text:list>
      <text:h text:style-name="Heading_20_3" text:outline-level="3">6.2 Tests de sécurité</text:h>
      <text:list text:style-name="L5">
        <text:list-item>
          <text:p text:style-name="P8">Vérification des restrictions d’accès selon le rôle utilisateur (admin vs non-admin).</text:p>
        </text:list-item>
        <text:list-item>
          <text:p text:style-name="P8">Tests d’accès non autorisé redirigeant correctement.</text:p>
        </text:list-item>
        <text:list-item>
          <text:p text:style-name="P8">Contrôle du hachage et vérification des mots de passe.</text:p>
        </text:list-item>
      </text:list>
      <text:p text:style-name="Horizontal_20_Line"/>
      <text:h text:style-name="Heading_20_2" text:outline-level="2">7. Résultats</text:h>
      <text:h text:style-name="Heading_20_3" text:outline-level="3">Couverture</text:h>
      <text:list text:style-name="L6">
        <text:list-item>
          <text:p text:style-name="P9">Couverture globale : <text:span text:style-name="Strong_20_Emphasis">82%</text:span> (à la date du dernier test).</text:p>
        </text:list-item>
        <text:list-item>
          <text:p text:style-name="P9">Modules critiques (tests/cart, tests/paiement, tests/securite) à 100%.</text:p>
        </text:list-item>
        <text:list-item>
          <text:p text:style-name="P9">Quelques parties du fichier <text:span text:style-name="Source_20_Text">app.py</text:span> non couvertes (code non critique ou erreurs peu probables).</text:p>
        </text:list-item>
      </text:list>
      <text:p text:style-name="Horizontal_20_Line"/>
      <text:h text:style-name="Heading_20_2" text:outline-level="2">8. Points d’attention / Limitations</text:h>
      <text:list text:style-name="L7">
        <text:list-item>
          <text:p text:style-name="P10">Le test du panier est volontairement simplifié (pas de tests front-end JS).</text:p>
        </text:list-item>
        <text:list-item>
          <text:p text:style-name="P10">Les tests Stripe utilisent une API mockée / test pour éviter des appels réels.</text:p>
        </text:list-item>
        <text:list-item>
          <text:p text:style-name="P10">Pas de tests d’intégration front-end (ex: Selenium) dans ce scope.</text:p>
        </text:list-item>
        <text:list-item>
          <text:p text:style-name="P10">Les tests supposent une base de données propre à chaque session.</text:p>
        </text:list-item>
      </text:list>
      <text:p text:style-name="Horizontal_20_Line"/>
      <text:h text:style-name="Heading_20_2" text:outline-level="2">9. Exemple de test (extrait)</text:h>
      <text:p text:style-name="Preformatted_20_Text"/>
      <text:p text:style-name="P5"><text:span text:style-name="Source_20_Text">def test_remove_from_cart(logged_in_client):</text:span></text:p>
      <text:p text:style-name="P11"><text:span text:style-name="Source_20_Text"><text:s text:c="4"/>client, user, event = logged_in_client</text:span></text:p>
      <text:p text:style-name="P11"/>
      <text:p text:style-name="P11"><text:span text:style-name="Source_20_Text"><text:s text:c="4"/>client.post('/add_to_cart',</text:span></text:p>
      <text:p text:style-name="P11"><text:span text:style-name="Source_20_Text"><text:s text:c="8"/>data=json.dumps({</text:span></text:p>
      <text:p text:style-name="P11"><text:span text:style-name="Source_20_Text"><text:s text:c="12"/>"title": event.name,</text:span></text:p>
      <text:p text:style-name="P11"><text:span text:style-name="Source_20_Text"><text:s text:c="12"/>"price": event.price,</text:span></text:p>
      <text:p text:style-name="P11"><text:span text:style-name="Source_20_Text"><text:s text:c="12"/>"event_id": event.id</text:span></text:p>
      <text:p text:style-name="P11"><text:span text:style-name="Source_20_Text"><text:s text:c="8"/>}),</text:span></text:p>
      <text:p text:style-name="P11"><text:span text:style-name="Source_20_Text"><text:s text:c="8"/>content_type='application/json'</text:span></text:p>
      <text:p text:style-name="P11"><text:soft-page-break/><text:span text:style-name="Source_20_Text"><text:s text:c="4"/>)</text:span></text:p>
      <text:p text:style-name="P11"/>
      <text:p text:style-name="P11"><text:span text:style-name="Source_20_Text"><text:s text:c="4"/>response = client.post(f'/remove_from_cart/{event.id}', follow_redirects=False)</text:span></text:p>
      <text:p text:style-name="P11"><text:span text:style-name="Source_20_Text"><text:s text:c="4"/>assert response.status_code == 200</text:span></text:p>
      <text:p text:style-name="P11"/>
      <text:p text:style-name="P11"><text:span text:style-name="Source_20_Text"><text:s text:c="4"/>data = response.get_json()</text:span></text:p>
      <text:p text:style-name="P11"><text:span text:style-name="Source_20_Text"><text:s text:c="4"/>assert data is not None</text:span></text:p>
      <text:p text:style-name="P11"><text:span text:style-name="Source_20_Text"><text:s text:c="4"/>assert 'message' in data</text:span></text:p>
      <text:p text:style-name="P11"><text:span text:style-name="Source_20_Text"><text:s text:c="4"/>assert 'supprimé' in data['message'] or 'succès' in data['message']</text:span></text:p>
      <text:p text:style-name="P11"/>
      <text:p text:style-name="P11"><text:span text:style-name="Source_20_Text"><text:s text:c="4"/>response_panier = client.get('/panier')</text:span></text:p>
      <text:p text:style-name="P11"><text:span text:style-name="Source_20_Text"><text:s text:c="4"/>html = response_panier.data.decode('utf-8')</text:span></text:p>
      <text:p text:style-name="P6"><text:span text:style-name="Source_20_Text"><text:s text:c="4"/>assert event.name not in html</text:span></text:p>
      <text:p text:style-name="Horizontal_20_Line"/>
      <text:h text:style-name="Heading_20_2" text:outline-level="2">10. Recommandations</text:h>
      <text:list text:style-name="L8">
        <text:list-item>
          <text:p text:style-name="P12">Maintenir les tests à jour lors des évolutions.</text:p>
        </text:list-item>
        <text:list-item>
          <text:p text:style-name="P12">Ajouter des tests end-to-end dès que possible.</text:p>
        </text:list-item>
        <text:list-item>
          <text:p text:style-name="P12">Utiliser l’outil <text:span text:style-name="Source_20_Text">coverage</text:span> régulièrement pour surveiller la couverture.</text:p>
        </text:list-item>
        <text:list-item>
          <text:p text:style-name="P12">Tester les cas d’erreurs (ex: stock insuffisant, erreurs Stripe).</text:p>
        </text:list-item>
        <text:list-item>
          <text:p text:style-name="P12">Sécuriser les routes critiqu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01:35:02.115000000</meta:creation-date>
    <dc:date>2025-05-22T12:40:27.372000000</dc:date>
    <meta:editing-duration>PT2M26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4" meta:paragraph-count="89" meta:word-count="563" meta:character-count="3955" meta:non-whitespace-character-count="3416"/>
  </office:meta>
</office:document-meta>
</file>